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4749" officeooo:paragraph-rsid="00044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AUTOR]</text:p>
      <text:p text:style-name="P1">[TITEL] [PAGES]</text:p>
      <text:p text:style-name="P1">Format: [FORMAT]</text:p>
      <text:p text:style-name="P1">RM: [RM]</text:p>
      <text:p text:style-name="P1">Fertig: [SOLLF]</text:p>
      <text:p text:style-name="P1">usw. 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7:10:48.755561572</meta:creation-date>
    <dc:date>2017-01-13T17:12:27.298297062</dc:date>
    <meta:editing-duration>PT1M38S</meta:editing-duration>
    <meta:editing-cycles>1</meta:editing-cycles>
    <meta:document-statistic meta:table-count="0" meta:image-count="0" meta:object-count="0" meta:page-count="1" meta:paragraph-count="6" meta:word-count="11" meta:character-count="68" meta:non-whitespace-character-count="63"/>
    <meta:generator>LibreOffice/5.1.4.2$Linux_X86_64 LibreOffice_project/10m0$Build-2</meta:generator>
  </office:meta>
</office:document-meta>
</file>